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3731101065201</text:p>
          </table:table-cell>
          <table:table-cell office:value-type="string" calcext:value-type="string">
            <text:p>2025-01-02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8288" calcext:value-type="float">
            <text:p>53.3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1101065201</text:p>
          </table:table-cell>
          <table:table-cell office:value-type="string" calcext:value-type="string">
            <text:p>2024-01-02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1648" calcext:value-type="float">
            <text:p>53.5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1101065201</text:p>
          </table:table-cell>
          <table:table-cell office:value-type="string" calcext:value-type="string">
            <text:p>2023-01-03 2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764" calcext:value-type="float">
            <text:p>53.5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1101065201</text:p>
          </table:table-cell>
          <table:table-cell office:value-type="string" calcext:value-type="string">
            <text:p>2022-02-07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1101065201</text:p>
          </table:table-cell>
          <table:table-cell office:value-type="string" calcext:value-type="string">
            <text:p>2022-01-03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804" calcext:value-type="float">
            <text:p>52.8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1101065201</text:p>
          </table:table-cell>
          <table:table-cell office:value-type="string" calcext:value-type="string">
            <text:p>2021-01-04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3048" calcext:value-type="float">
            <text:p>53.3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1101065201</text:p>
          </table:table-cell>
          <table:table-cell office:value-type="string" calcext:value-type="string">
            <text:p>2020-01-02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1101065201</text:p>
          </table:table-cell>
          <table:table-cell office:value-type="string" calcext:value-type="string">
            <text:p>2019-01-02 2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4448" calcext:value-type="float">
            <text:p>53.1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1101065201</text:p>
          </table:table-cell>
          <table:table-cell office:value-type="string" calcext:value-type="string">
            <text:p>2018-01-02 2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472" calcext:value-type="float">
            <text:p>52.9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1101065201</text:p>
          </table:table-cell>
          <table:table-cell office:value-type="string" calcext:value-type="string">
            <text:p>2017-01-03 21:15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0208" calcext:value-type="float">
            <text:p>53.4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1101065201</text:p>
          </table:table-cell>
          <table:table-cell office:value-type="string" calcext:value-type="string">
            <text:p>2016-01-02 21:20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